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urier" svg:font-family="Courier" style:font-family-generic="system" style:font-pitch="variable" svg:panose-1="2 0 5 0 0 0 0 0 0 0"/>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style:page-number="1"/>
      <style:text-properties fo:font-size="18pt" style:font-size-asian="18pt" style:font-size-complex="18pt"/>
    </style:style>
    <style:style style:name="T2" style:parent-style-name="DefaultParagraphFont" style:family="text">
      <style:text-properties style:font-name="Courier New" style:font-name-complex="Courier New" fo:font-weight="bold" style:font-weight-asian="bold" style:font-weight-complex="bold" fo:color="#C00000" fo:font-size="10pt" style:font-size-asian="10pt" style:font-size-complex="10pt"/>
    </style:style>
    <style:style style:name="P3" style:parent-style-name="BulletedBodyPoint" style:family="paragraph">
      <style:paragraph-properties fo:margin-left="0.2958in">
        <style:tab-stops/>
      </style:paragraph-properties>
    </style:style>
    <style:style style:name="T4" style:parent-style-name="DefaultParagraphFont" style:family="text">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P5" style:parent-style-name="BulletedBodyPoint" style:family="paragraph">
      <style:paragraph-properties fo:margin-left="0.2958in">
        <style:tab-stops/>
      </style:paragraph-propertie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style:font-name="Courier"/>
    </style:style>
    <style:style style:name="T8" style:parent-style-name="DefaultParagraphFont" style:family="text">
      <style:text-properties style:font-name="Courier New" style:font-name-complex="Courier New"/>
    </style:style>
    <style:style style:name="P9" style:parent-style-name="BulletedBodyPoint" style:family="paragraph">
      <style:paragraph-properties fo:margin-left="0.2958in">
        <style:tab-stops/>
      </style:paragraph-properties>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style:font-name="Courier New" style:font-name-complex="Courier New"/>
    </style:style>
    <style:style style:name="P12" style:parent-style-name="BulletedBodyPoint" style:family="paragraph">
      <style:paragraph-properties fo:margin-left="0.2958in">
        <style:tab-stops/>
      </style:paragraph-properties>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fo:color="#C00000"/>
    </style:style>
    <style:style style:name="T15" style:parent-style-name="DefaultParagraphFont" style:family="text">
      <style:text-properties fo:font-weight="bold" style:font-weight-asian="bold" style:font-weight-complex="bold" fo:color="#C00000"/>
    </style:style>
    <style:style style:name="T16" style:parent-style-name="DefaultParagraphFont" style:family="text">
      <style:text-properties fo:font-weight="bold" style:font-weight-asian="bold" style:font-weight-complex="bold" fo:color="#C00000"/>
    </style:style>
    <style:style style:name="P17" style:parent-style-name="BulletedBodyPoint" style:family="paragraph">
      <style:paragraph-properties fo:margin-left="0.2958in">
        <style:tab-stops/>
      </style:paragraph-properties>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style:font-name="Courier New" style:font-name-complex="Courier New" fo:font-weight="bold" style:font-weight-asian="bold" style:font-weight-complex="bold" fo:color="#C00000" fo:font-size="10pt" style:font-size-asian="10pt" style:font-size-complex="10pt"/>
    </style:style>
    <style:style style:name="T20" style:parent-style-name="DefaultParagraphFont" style:family="text">
      <style:text-properties style:font-name="Courier New" style:font-name-complex="Courier New"/>
    </style:style>
    <style:style style:name="T21" style:parent-style-name="DefaultParagraphFont" style:family="text">
      <style:text-properties style:font-name="Courier New" style:font-name-complex="Courier New" fo:font-weight="bold" style:font-weight-asian="bold" style:font-weight-complex="bold" fo:color="#C00000" fo:font-size="10pt" style:font-size-asian="10pt" style:font-size-complex="10pt"/>
    </style:style>
    <style:style style:name="T22" style:parent-style-name="DefaultParagraphFont" style:family="text">
      <style:text-properties style:font-name="Courier New" style:font-name-complex="Courier New" fo:font-weight="bold" style:font-weight-asian="bold" style:font-weight-complex="bold" fo:color="#C00000" fo:font-size="10pt" style:font-size-asian="10pt" style:font-size-complex="10pt"/>
    </style:style>
    <style:style style:name="P23" style:parent-style-name="BulletedBodyPoint" style:family="paragraph">
      <style:paragraph-properties fo:margin-left="0.2958in">
        <style:tab-stops/>
      </style:paragraph-properties>
    </style:style>
    <style:style style:name="P24" style:parent-style-name="BulletedBodyPoint" style:family="paragraph">
      <style:paragraph-properties fo:margin-left="0.2958in">
        <style:tab-stops/>
      </style:paragraph-properties>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style:font-name="Courier New" style:font-name-complex="Courier New" fo:font-weight="bold" style:font-weight-asian="bold" style:font-weight-complex="bold" fo:color="#C00000" fo:font-size="10pt" style:font-size-asian="10pt" style:font-size-complex="10pt"/>
    </style:style>
  </office:automatic-styles>
  <office:body>
    <office:text text:use-soft-page-breaks="true">
      <text:h text:style-name="P1" text:outline-level="2"><text:bookmark-start text:name="_Toc36820201"/>Renewing X-Risk/TERRA Authentication Tokens</text:h>
      <text:p text:style-name="Normal"><text:bookmark-end text:name="_Toc36820201"/>This guide provides step-by-step instructions for renewing Elsevier authentication tokens for the<text:s/><text:span text:style-name="T2">[YOUR ORGANISATION]</text:span><text:s/>X-Risk/TERRA website. Elsevier authentication tokens have an expiry date so it’s important to obtain new authentication tokens well in advance of the existing tokens expiring to ensure the X-Risk/TERRA website continues to work as intended.<text:s/></text:p>
      <text:h text:style-name="Heading3" text:outline-level="3">Step 1: Obtain new authentication tokens from Elsevier</text:h>
      <text:list text:style-name="LFO1" text:continue-numbering="true">
        <text:list-item>
          <text:p text:style-name="P3">Go to Elsevier data service contact page:<text:line-break/><text:a xlink:href="https://service.elsevier.com/app/contact/supporthub/dataasaservice/" office:target-frame-name="_top" xlink:show="replace"><text:span text:style-name="T4">https://service.elsevier.com/app/contact/supporthub/dataasaservice/</text:span></text:a></text:p>
        </text:list-item>
        <text:list-item>
          <text:p text:style-name="P5">Select<text:s/><text:span text:style-name="T6">Product</text:span><text:s/>as:<text:span text:style-name="T7"><text:tab/></text:span><text:span text:style-name="T8">Scopus Data</text:span></text:p>
        </text:list-item>
        <text:list-item>
          <text:p text:style-name="P9">Enter<text:s/><text:span text:style-name="T10">Subject</text:span><text:s/>as:<text:tab/><text:span text:style-name="T11">Renewing Scopus Authentication Tokens</text:span><text:s/></text:p>
        </text:list-item>
        <text:list-item>
          <text:p text:style-name="P12">Enter<text:s/><text:span text:style-name="T13">Your question<text:s/></text:span>as:</text:p>
        </text:list-item>
      </text:list>
      <text:p text:style-name="Subtitle">Dear Elsevier,</text:p>
      <text:p text:style-name="Subtitle">I am contacting you from<text:s/><text:span text:style-name="T14">[YOUR ORGANISATION]</text:span>. We currently use Scopus authentication tokens in our TERRA website to batch download large numbers of academic paper abstracts from the Scopus database system. However these tokens are due to expire soon so we would like to obtain new authentication tokens to allow us to continue batch downloading abstracts from the Scopus database.<text:s/></text:p>
      <text:p text:style-name="Subtitle">Our unique reference number is<text:s/><text:span text:style-name="T15">[YOUR ELSEVIER REFERENCE NUMBER]</text:span><text:s/>and our current insttoken is:<text:s/><text:span text:style-name="T16">[YOUR ELSEVIER INSTTOKEN]</text:span><text:s/></text:p>
      <text:p text:style-name="Subtitle">Yours sincerely,</text:p>
      <text:p text:style-name="Subtitle">[Your name]</text:p>
      <text:list text:style-name="LFO1" text:continue-numbering="true">
        <text:list-item>
          <text:p text:style-name="P17">Complete<text:s/><text:span text:style-name="T18">Your contact details</text:span><text:s/>section with your<text:s/><text:span text:style-name="T19">[YOUR ORGANISATION]</text:span><text:s/>contact details, ie. use<text:s/><text:span text:style-name="T20">yourname@</text:span><text:span text:style-name="T21">[YOURDOMAIN.COM]</text:span><text:s/>email address; using your<text:s/><text:span text:style-name="T22">[YOURDOMAIN.COM]</text:span><text:s/>email address helps Elsevier validate the legitimacy of your request.</text:p>
        </text:list-item>
      </text:list>
      <text:h text:style-name="Heading3" text:outline-level="3">Step 2: Enter new tokens into X-Risk/TERRA<text:s/></text:h>
      <text:list text:style-name="LFO1" text:continue-numbering="true">
        <text:list-item>
          <text:p text:style-name="P23">To enter new authentication tokens into the X-Risk/TERRA webserver, you must use the weblink automatically generated by the X-Risk/TERRA sysadmin webserver – this link will be included in all notification emails sent by the sysadmin system. Click on the link in the body of the email and follow the onscreen instructions provided to enter the new Elsevier authentication tokens.</text:p>
        </text:list-item>
        <text:list-item>
          <text:p text:style-name="P24"><text:span text:style-name="T25">NOTE</text:span>: Weblinks have an associated expiry date after which the link will not work. If the weblink you received via email has expired for any reason, go to<text:s/><text:span text:style-name="T26">[https://YOURDOMAIN.COM/sysadmin]</text:span><text:s/>and enter the admin email address that is registered to receive X-Risk/TERRA notifications. For reasons of security, this admin email address is not included in this documen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urier" svg:font-family="Courier" style:font-family-generic="system" style:font-pitch="variable" svg:panose-1="2 0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border-top="none" fo:border-left="none" fo:border-bottom="0.0069in solid #000000" fo:border-right="none" fo:padding-top="0in" fo:padding-left="0in" fo:padding-bottom="0.0138in" fo:padding-right="0in" style:shadow="none" fo:margin-top="0.25in" fo:margin-bottom="0.1666in"/>
      <style:text-properties style:font-name="Rockwell" fo:font-weight="bold" style:font-weight-asian="bold" fo:font-size="20pt" style:font-size-asian="20pt" style:font-size-complex="20pt" style:language-asian="en" style:country-asian="GB" fo:hyphenate="false"/>
    </style:style>
    <style:style style:name="Heading3" style:display-name="Heading 3" style:family="paragraph" style:parent-style-name="Normal" style:next-style-name="Normal" style:default-outline-level="3">
      <style:paragraph-properties fo:border-top="none" fo:border-left="none" fo:border-bottom="0.0069in solid #000000" fo:border-right="none" fo:padding-top="0in" fo:padding-left="0in" fo:padding-bottom="0.0138in" fo:padding-right="0in" style:shadow="none" fo:margin-top="0.25in" fo:margin-bottom="0.0833in"/>
      <style:text-properties style:font-name="Rockwell" fo:font-weight="bold" style:font-weight-asian="bold" fo:font-size="16pt" style:font-size-asian="16pt" style:font-size-complex="16pt" fo:hyphenate="false"/>
    </style:style>
    <style:style style:name="Normal" style:display-name="Normal" style:family="paragraph">
      <style:paragraph-properties fo:margin-top="0.125in" fo:margin-bottom="0.125in" fo:line-height="115%"/>
      <style:text-properties style:font-name="Times New Roman" fo:font-size="11pt" style:font-size-asian="11pt" style:font-size-complex="11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Rockwell" style:font-name-asian="Calibri" style:font-name-complex="Times New Roman" fo:font-weight="bold" style:font-weight-asian="bold" fo:font-size="20pt" style:font-size-asian="20pt" style:font-size-complex="20pt" style:language-asian="en" style:country-asian="GB"/>
    </style:style>
    <style:style style:name="Heading3Char" style:display-name="Heading 3 Char" style:family="text" style:parent-style-name="DefaultParagraphFont">
      <style:text-properties style:font-name="Rockwell" style:font-name-asian="Calibri" style:font-name-complex="Times New Roman" fo:font-weight="bold" style:font-weight-asian="bold" fo:font-size="16pt" style:font-size-asian="16pt" style:font-size-complex="16pt"/>
    </style:style>
    <style:style style:name="BulletedBodyPoint" style:display-name="Bulleted Body Point" style:family="paragraph" style:parent-style-name="Normal">
      <style:paragraph-properties fo:margin-top="0in" fo:margin-bottom="0.0694in"/>
      <style:text-properties fo:hyphenate="false"/>
    </style:style>
    <style:style style:name="BulletedBodyPointChar" style:display-name="Bulleted Body Point Char" style:family="text">
      <style:text-properties style:font-name="Times New Roman" style:font-name-asian="Calibri" style:font-name-complex="Times New Roman" fo:font-size="11pt" style:font-size-asian="11pt" style:font-size-complex="11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Calibri" style:font-name-complex="Times New Roman" fo:font-size="11pt" style:font-size-asian="11pt" style:font-size-complex="11pt"/>
    </style:style>
    <style:style style:name="PageNumber" style:display-name="Page Number" style:family="text" style:parent-style-name="DefaultParagraphFont"/>
    <style:style style:name="Email" style:display-name="Email" style:family="paragraph" style:parent-style-name="BulletedBodyPoint">
      <style:text-properties style:font-name="Courier New" style:font-name-complex="Courier New" fo:font-size="10pt" style:font-size-asian="10pt" style:font-size-complex="10pt" fo:hyphenate="false"/>
    </style:style>
    <style:style style:name="Quote" style:display-name="Quote" style:family="paragraph" style:parent-style-name="Email" style:next-style-name="Normal" style:list-style-name="LFO1">
      <style:text-properties fo:hyphenate="false"/>
    </style:style>
    <style:style style:name="QuoteChar" style:display-name="Quote Char" style:family="text" style:parent-style-name="DefaultParagraphFont">
      <style:text-properties style:font-name="Courier New"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Subtitle" style:display-name="Subtitle" style:family="paragraph" style:parent-style-name="Normal" style:next-style-name="Normal">
      <style:paragraph-properties fo:margin-top="0.0416in" fo:margin-bottom="0.0416in" fo:margin-left="0.2951in">
        <style:tab-stops/>
      </style:paragraph-properties>
      <style:text-properties style:font-name="Courier New" style:font-name-asian="Times New Roman" style:font-name-complex="Courier New" fo:color="#000000" fo:font-size="10pt" style:font-size-asian="10pt" style:font-size-complex="10pt"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052in"/>
      </style:header-style>
      <style:footer-style>
        <style:header-footer-properties style:dynamic-spacing="true" fo:min-height="0.3659in"/>
      </style:footer-style>
    </style:page-layout>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center"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Text Box 1" text:anchor-type="paragraph" svg:x="0in" svg:y="0.7in" svg:width="0in" svg:height="0.77153in" style:rel-width="scale" style:rel-height="scale"><draw:text-box><text:p text:style-name="Footer"/></draw:text-box><svg:title/><svg:desc/></draw:frame></text:p>
        <text:p text:style-nam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fan H</meta:initial-creator>
    <dc:creator>Stefan H</dc:creator>
    <meta:creation-date>2023-04-09T10:44:00Z</meta:creation-date>
    <dc:date>2023-04-09T10:48:00Z</dc:date>
    <meta:template xlink:href="Normal.dotm" xlink:type="simple"/>
    <meta:editing-cycles>4</meta:editing-cycles>
    <meta:editing-duration>PT240S</meta:editing-duration>
    <meta:document-statistic meta:page-count="1" meta:paragraph-count="4" meta:word-count="348" meta:character-count="2329" meta:row-count="16" meta:non-whitespace-character-count="1985"/>
  </office:meta>
</office:document-meta>
</file>